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G" svg:font-family="'Linux Libertine G'" style:font-adornments="Általán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de" fo:country="DE" officeooo:rsid="001727f4" officeooo:paragraph-rsid="001c9d27"/>
    </style:style>
    <style:style style:name="T1" style:family="text">
      <style:text-properties officeooo:rsid="00184b98"/>
    </style:style>
    <style:style style:name="T2" style:family="text">
      <style:text-properties officeooo:rsid="001bfca8"/>
    </style:style>
    <style:style style:name="T3" style:family="text">
      <style:text-properties officeooo:rsid="001c9d27"/>
    </style:style>
    <style:style style:name="T4" style:family="text">
      <style:text-properties style:font-name="Linux Libertine G" fo:language="fr" fo:country="FR"/>
    </style:style>
    <style:style style:name="T5" style:family="text">
      <style:text-properties style:font-name="Linux Libertine G" fo:language="fr" fo:country="FR" officeooo:rsid="001c9d27"/>
    </style:style>
    <style:style style:name="T6" style:family="text">
      <style:text-properties fo:language="de" fo:country="DE"/>
    </style:style>
    <style:style style:name="T7" style:family="text">
      <style:text-properties fo:language="de" fo:country="DE" officeooo:rsid="001727f4"/>
    </style:style>
    <style:style style:name="T8" style:family="text">
      <style:text-properties fo:language="fr" fo:country="F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ocalized page numbering styles</text:h>
      <text:p text:style-name="Standard">English: <text:page-number style:num-format="1st" text:select-page="current">1st</text:page-number>, <text:page-number style:num-format="One" text:select-page="current">One</text:page-number>, <text:page-number style:num-format="First" text:select-page="current">First</text:page-number></text:p>
      <text:p text:style-name="Standard"><text:span text:style-name="T8">French: </text:span><text:span text:style-name="T8"><text:page-number style:num-format="1st" text:select-page="current">1ᵉʳ</text:page-number></text:span><text:span text:style-name="T8">, </text:span><text:span text:style-name="T8"><text:page-number style:num-format="One" text:select-page="current">Un</text:page-number></text:span><text:span text:style-name="T8">, </text:span><text:span text:style-name="T8"><text:page-number style:num-format="First" text:select-page="current">Premier</text:page-number></text:span></text:p>
      <text:p text:style-name="Standard">German: <text:span text:style-name="T6"><text:page-number style:num-format="1st" text:select-page="current">1.</text:page-number></text:span><text:span text:style-name="T6">, </text:span><text:span text:style-name="T6"><text:page-number style:num-format="One" text:select-page="current">Eins</text:page-number></text:span><text:span text:style-name="T6">, </text:span><text:span text:style-name="T6"><text:page-number style:num-format="First" text:select-page="current">Erste</text:page-number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Libertine G" svg:font-family="'Linux Libertine G'" style:font-adornments="Általáno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23:44:25.451401945</meta:creation-date>
    <dc:date>2018-05-18T17:07:58.397088419</dc:date>
    <meta:editing-duration>PT35M35S</meta:editing-duration>
    <meta:editing-cycles>8</meta:editing-cycles>
    <meta:generator>LibreOfficeDev/6.1.0.0.alpha1$Linux_X86_64 LibreOffice_project/97537598c4166d887160d60b8c8e8ee6d758bbcc</meta:generator>
    <meta:document-statistic meta:table-count="0" meta:image-count="0" meta:object-count="0" meta:page-count="1" meta:paragraph-count="4" meta:word-count="16" meta:character-count="102" meta:non-whitespace-character-count="90"/>
  </office:meta>
</office:document-meta>
</file>